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paragraph-properties fo:break-before="page"/>
      <style:text-properties officeooo:paragraph-rsid="0016ba54"/>
    </style:style>
    <style:style style:name="P2" style:family="paragraph" style:parent-style-name="Heading_20_2">
      <style:text-properties officeooo:paragraph-rsid="0016ba54"/>
    </style:style>
    <style:style style:name="P3" style:family="paragraph" style:parent-style-name="Heading_20_3">
      <style:text-properties officeooo:paragraph-rsid="0016ba54"/>
    </style:style>
    <style:style style:name="P4" style:family="paragraph" style:parent-style-name="Standard">
      <style:text-properties fo:language="de" fo:country="DE" officeooo:rsid="00321c01" officeooo:paragraph-rsid="0016ba54"/>
    </style:style>
    <style:style style:name="P5" style:family="paragraph" style:parent-style-name="Standard">
      <style:text-properties fo:language="de" fo:country="DE" officeooo:rsid="00306bc7" officeooo:paragraph-rsid="0016ba54"/>
    </style:style>
    <style:style style:name="P6" style:family="paragraph" style:parent-style-name="Standard">
      <style:text-properties fo:language="de" fo:country="DE" officeooo:rsid="00326d84" officeooo:paragraph-rsid="0016ba54"/>
    </style:style>
    <style:style style:name="P7" style:family="paragraph" style:parent-style-name="Standard">
      <style:text-properties fo:language="de" fo:country="DE" officeooo:rsid="0034655d" officeooo:paragraph-rsid="0016ba54"/>
    </style:style>
    <style:style style:name="P8" style:family="paragraph" style:parent-style-name="Standard">
      <style:text-properties fo:language="de" fo:country="DE" officeooo:rsid="0054f943" officeooo:paragraph-rsid="0016ba54"/>
    </style:style>
    <style:style style:name="P9" style:family="paragraph" style:parent-style-name="Standard">
      <style:text-properties fo:language="de" fo:country="DE" officeooo:rsid="0034b9c4" officeooo:paragraph-rsid="0016ba54"/>
    </style:style>
    <style:style style:name="P10" style:family="paragraph" style:parent-style-name="Standard">
      <style:text-properties officeooo:paragraph-rsid="0016ba54"/>
    </style:style>
    <style:style style:name="T1" style:family="text">
      <style:text-properties fo:language="de" fo:country="DE" officeooo:rsid="00326d84"/>
    </style:style>
    <style:style style:name="T2" style:family="text">
      <style:text-properties fo:language="de" fo:country="DE" officeooo:rsid="0034655d"/>
    </style:style>
    <style:style style:name="T3" style:family="text">
      <style:text-properties fo:font-style="normal" style:text-underline-style="none" fo:font-weight="normal" style:font-style-asian="normal" style:font-weight-asian="normal"/>
    </style:style>
    <style:style style:name="T4" style:family="text">
      <style:text-properties officeooo:rsid="0055e28d"/>
    </style:style>
    <style:style style:name="T5" style:family="text">
      <style:text-properties officeooo:rsid="0032f3f5"/>
    </style:style>
    <style:style style:name="T6" style:family="text">
      <style:text-properties officeooo:rsid="0034655d"/>
    </style:style>
    <style:style style:name="T7" style:family="text">
      <style:text-properties officeooo:rsid="0054f943"/>
    </style:style>
    <style:style style:name="T8" style:family="text">
      <style:text-properties officeooo:rsid="00321c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redits</text:p>
      <text:p text:style-name="P5">Credits sind die universelle Währung in der modernen Zivilisation. Damit können Spielercharaktere Gegenstände, Eigentum oder Dienstleistungen erwerben.</text:p>
      <text:h text:style-name="P3" text:outline-level="3">Bargeld und Kontostand</text:h>
      <text:p text:style-name="P5">Die Spieler müssen sich entscheiden, wie viel Credits sie als Bargeld und auf ihrem Bankkonto haben wollen. Beide Optionen bieten Vor- und Nachteile. Überall, wo es einen Bankautomaten gibt, können die Spieler Credits ein- oder auszahlen.</text:p>
      <text:p text:style-name="P2">Bargeld</text:p>
      <text:p text:style-name="P5">Credits können in Form von Geldscheinen im Portemornaie mit sich geführt werden. Das Bargeld ist immer verfügbar, selbst wenn keine Verbindung zum Interstellarnet aktiv ist. Käufe mit Bargeld sind schwere nachzuverfolgen und werden von vielen Händlern akzeptiert. Dafür kann Bargeld von Taschendieben geklaut werden oder bei Unfällen aus der Tasche fliegen.</text:p>
      <text:p text:style-name="P2">Kontostand</text:p>
      <text:p text:style-name="P5">Credits auf einem Bankkonto sind sicherer. Für Käufe im Interstellarnet stehen die Credits direkt zur Verfügung. Die meisten Läden nehmen Bezahlungen mit der Bankkarte direkt vom Konto ab. Vereinzelnte Läden bestehen sogar auf Bezahlungen mit der Karte. Dafür sind Überweisungen vom Kontostand aus leicht nachzuverfolgen und Bankkonten können von Hackern oder Behörden eingefroren werden, wodurch keine Credits ein- oder ausgezahlt werden können. Sollten Charaktere ihre Bankkarte verlieren, können sie sich eine neue ausstellen. Dies dauert meist mehrere Tage und die anfallenden Gebühren müssen auch bezahlt werden.</text:p>
      <text:p text:style-name="P1">Besitz</text:p>
      <text:p text:style-name="P10"><text:span text:style-name="T1">Während des Abenteuers finden die Spieler immer wieder interessante Gegenstände und praktische Hilfsmittel, welche sie in ihren Taschen </text:span><text:span text:style-name="T3">mitnehmen</text:span><text:span text:style-name="T1"> können. </text:span><text:span text:style-name="T2">Alle Gegenstände, die nicht ausgerüstet oder getragen werden, müssen in einer Tasche getragen werden.</text:span></text:p>
      <text:p text:style-name="P2">Slots</text:p>
      <text:p text:style-name="P6">Um ein Gegenstand tragen zu können, braucht man etwas Platz in den Taschen. Dieser Platz wird durch Slots beschrieben, wobei in jeden Slot genau ein Gegenstand eingetragen werden kann. Sollte ein Spieler keine Slots mehr verfügbar haben, kann dieser keine neuen Gegenstände einpacken.</text:p>
      <text:h text:style-name="P3" text:outline-level="3">Stapelbar</text:h>
      <text:p text:style-name="P6">Besonders kleine Gegenstände werden als stapelbar bezeichnet. Das bedeutet, dass bis zu 10 Gegenstände des gleichen Typs in einen Slot gelagert werden können.</text:p>
      <text:p text:style-name="P2">Eigenschaften</text:p>
      <text:p text:style-name="P7">Manche Taschen bieten Slots mit praktische Eigenschaften. Gegenständen in jenen Slots haben dann gewisse Vorzüge.</text:p>
      <text:h text:style-name="P3" text:outline-level="3">Kampfbereit</text:h>
      <text:p text:style-name="P7">Gegenstände in kampfbereiten Slots sind sehr schnell greifbar und können somit auch im Kampf <text:span text:style-name="T4">direkt </text:span>verwendet werden. <text:span text:style-name="T4">Andernfalls dauert es im Kampf drei Aktionen einen nicht-kampfbereiten Gegenstand rauszukramen.</text:span></text:p>
      <text:h text:style-name="P3" text:outline-level="3">Gepolstert</text:h>
      <text:p text:style-name="P7">Gepolsterte Slots sichern die Gegenstände darin ab. Selbst bei einem Fall aus großer Höhe oder starker Durchnässung im Wasser werden die Gegenstände darin nicht beschädigt.</text:p>
      <text:h text:style-name="P3" text:outline-level="3">Versteckt</text:h>
      <text:p text:style-name="P7">Um Gegenstände durch Kontrollen oder Ähnlichem zu Schmuggeln sind verstecke Slots praktisch. Gegenstände darin sind nur äußerst schwer zu finden und können so leicht übersehen werden.</text:p>
      <text:p text:style-name="P2"/>
      <text:p text:style-name="P1">Taschen</text:p>
      <text:p text:style-name="P6"><text:span text:style-name="T5">Ohne weitere Hilfsmittel stehen </text:span><text:span text:style-name="T6">jedem Charakter nur zwei Slots durch ihre Jacken- bzw. Hosentaschen zur Verfügung. Durch das Tragen weiterer Taschen, können Spieler weitere Slots freischalten. </text:span></text:p>
      <text:p text:style-name="P7">Jeder Charakter kann eine Taschen auf dem Rücken und eine Tasche um die Hüfte tragen. <text:span text:style-name="T7">Die meisten Taschen sind so designt, dass sie entweder auf dem Rücken oder um die Hüfte getragen werden. </text:span></text:p>
      <text:p text:style-name="P7">Solange die Taschen <text:span text:style-name="T7">getragen werden, </text:span>dürfen die <text:span text:style-name="T7">Spieler entsprechend viele </text:span>Slots <text:span text:style-name="T7">markieren. Diese stehen solange zur Verfügung, bis die Spieler ihre Tasche ablegen. </text:span>Die Taschen unterscheiden sich sowohl in ihrem Preis, der Kapazität und auch den Sloteigenschaften.</text:p>
      <text:p text:style-name="P8">Die Spieler können dann selbst entscheiden, welche Gegenstände sie in welchen Slot tun. Kommt es dann zu einem Taschendiebstahl oder einer anderen besonderen Situation, ist es wichtig, wo ein Gegenstand eingepackt wurde.</text:p>
      <text:p text:style-name="P1">Ausrüstung</text:p>
      <text:p text:style-name="P10">Einige Gegenstände <text:span text:style-name="T4">wie Zettel, Datenträger und ähnliche Ausrüstung </text:span>müssen nicht unbedingt in <text:span text:style-name="T4">Slots </text:span>eingelagert werden. <text:span text:style-name="T4">Es gibt auch größere Gegenstände wie Umhängekameras, </text:span>die speziell dafür gemacht sind ausgerüstet zu werden. </text:p>
      <text:p text:style-name="P10"><text:span text:style-name="T4">Sollten Gegenstände nur ausgerüstet sein, </text:span>sind <text:span text:style-name="T4">diese </text:span>auch nicht gesichert oder versteckt und können relativ leicht geklaut oder beschädigt werden. <text:span text:style-name="T4">Um Gegenstände über längeren Zeitraum sicher zu transportieren, sollten diese trotzdem in Slots eingelagert werden.</text:span></text:p>
      <text:p text:style-name="P2">Kleidun<text:span text:style-name="T4">g</text:span></text:p>
      <text:p text:style-name="P9">Kleidungsstücke, Schutzrüstung und persönliche Accessoires können einfach am Körper getragen werden. Sie werden direkt auf dem Charakterbogen eingetragen. <text:span text:style-name="T4">Je nach Situation kann der Spieler entscheiden, seine Kleidung zu ändern.</text:span></text:p>
      <text:p text:style-name="P2">Waffen</text:p>
      <text:p text:style-name="P9"><text:span text:style-name="T4">J</text:span>eder Spieler <text:span text:style-name="T4">darf bis zu zwei Waffen </text:span>ausgerüstet eintragen. Nur Waffen, <text:span text:style-name="T4">die zuvor ausgerüstet wurden, </text:span>stehen im Kampf <text:span text:style-name="T4">zur Verfügung</text:span>. Weitere Waffen können <text:span text:style-name="T4">natürlich </text:span>in <text:span text:style-name="T4">Slots </text:span>transportiert werden, sind aber im Kampf nutzlos.</text:p>
      <text:p text:style-name="P9"/>
      <text:p text:style-name="P1">Smartphone</text:p>
      <text:p text:style-name="P6">In der <text:span text:style-name="T4">M</text:span>odernen hat jeder Spielercharakter Zugriff auf ein Smartphone oder ähnliches Gerät. Dieses kann eingesetzt werden, um mit anderen über das Interstellarnet zu kommunizieren, Informationen zu finden oder auch Daten zu transportieren. Darüber hinaus können auch weitere Apps installiert werden, welche neue Funktionen hinzufügen. Die Akkulaufzeit der Geräte ist soweit optimiert, dass unter normalen Umständen, das Smartphone immer zur Verfügung steht.</text:p>
      <text:p text:style-name="P1">Waffenerlaubnis</text:p>
      <text:p text:style-name="P5">In der modernen Zivilisation darf nicht jeder Charakter eine Waffe mit sich tragen. Ganz im Gegenteil, <text:span text:style-name="T8">es </text:span>dürfen nur Ausgewählte mit einer Waffenerlaubnis eine Waffe führen. Polizisten, Militärbedienstete und auch Agenten haben eine solch offizielle Waffenerlaubnis. <text:span text:style-name="T8">Eine Waffenerlaubnis kann nur von Behörden ausgestellt werden, wenn ein guter Grund vorliegt.</text:span> </text:p>
      <text:p text:style-name="P5">Sollten Spielercharakter Waffen bei sich tragen, ohne dass diese eine Waf<text:span text:style-name="T8">f</text:span>enerlaubnis haben, kann dies <text:span text:style-name="T8">bei Kontrollen </text:span>schwerwiegende rechtliche Folgen haben. Außerhalb der Zivilisation, wo das Recht nicht herrscht, hat eine Waffenerlaubnis meist keine Bedeutung.</text:p>
      <text:p text:style-name="P1">Eigentum</text:p>
      <text:p text:style-name="P4">Neben den einfachen Gegenständen können Charaktere auch Eigentum in Form von Fahrzeugen oder einem Zuhause besitzen. Diese können die Spieler nicht mit sich tragen. Stattdessen steht das Eigentum an einem Ort, welcher auf dem Charakterbogen notiert ist.</text:p>
      <text:p text:style-name="P4">Außerdem bieten sowohl Fahrzeuge als auch das Zuhause ein Lager, wo beliebig viele Gegenstände relativ sicher gelagert werden können. Solange Spielercharaktere in ihrem Fahrzeug oder Zuhause sind, können beliebig viele Gegenstände aus dem Inventar ein- oder ausgelagert werden.</text:p>
      <text:p text:style-name="P4">Das Eigentum kann je nach Situation weitere Vorteile wie zum Beispiel ein sicherer Unterschlupf mit guten Schlafplätzen mit sich bringen.</text:p>
      <text:p text:style-name="P4">Die Wertigkeit des Eigentums wird durch Punkte auf dem Charakterbogen repräsentiert. Je mehr Punkte markiert sind, desto höher ist die Wertigkeit. Sollte ein Spielercharakter kein Punkt haben, hat dieser kein Fahrzeug bzw. kein Zuhause.</text:p>
      <text:p text:style-name="P2">Fahrzeug</text:p>
      <text:p text:style-name="P4">Ein Fahrzeug ist typischerweise ein Auto oder Motorrad und bietet den Spielern Mobilität. Spieler können mit Leichtigkeit ihr Fahrzeug zu einem anderen Ort fahren oder durch einen Transportdienst gegen Credits zu einem anderen Ort transportieren lassen.</text:p>
      <text:p text:style-name="P4">Ab zweiter Stufe hat der Spielercharakter ein sehr hochwertiges Fahrzeug. Das kann zum Beispiel ein Luxussportwagen, praktischer Transportbus und auch eine Luxusyacht sein.</text:p>
      <text:p text:style-name="P4">Auf der dritten Stufe besitzt der Spielercharaktere eine Vielzahl an hochwertigen Fahrzeugen an verschiedenen Orten. </text:p>
      <text:p text:style-name="P4">Die höchste Stufe bedeutet, dass der Charakter in jedem zivilisierten Ort ein Fahrzeug zur Verfügung steht. Außerdem hat der Spielercharakter auch ein kleines Privat-Raumschiff mit FTL-Antrieb.</text:p>
      <text:p text:style-name="P2">Zuhause</text:p>
      <text:p text:style-name="P4">Ein Zuhause ist eine Wohnung, welches meist in der Heimat des Spielercharakters steht. Es bietet Sicherheit. Ein Umzug ändert den Ort des Zuhause. Dies dauert aber meist etwas länger.</text:p>
      <text:p text:style-name="P4">Die zweite Stufe bietet dem Charakter hochwertiges Haus oder eine Luxussuite mit großzügiger Ausstattung. </text:p>
      <text:p text:style-name="P4">Ab der dritten Stufe hat der Charakter einen Zweiwohnsitz, welcher ebenfalls luxuriös ausgestattet ist. Von Wellnessbereichen bis hin zu einer Werkstatt findet man alles in beiden Wohnsitzen.</text:p>
      <text:p text:style-name="P4">Die höchste Stufe erlaubt es dem Charakter ein Zuhause in jeder zivilisierten Ortschaft zu haben. Alle Häuser und Appartements sind entsprechend mit allem ausgestattet, was man sich wünschen könnt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list-style-name="" style:class="text">
      <style:paragraph-properties fo:margin-top="0.139in" fo:margin-bottom="0.0835in" style:contextual-spacing="false"/>
      <style:text-properties fo:font-size="16pt" fo:language="de" fo:country="DE" fo:font-weight="bold" officeooo:rsid="00195d28"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2T16:24:20.414000000</meta:creation-date>
    <dc:date>2024-05-22T16:24:32.110000000</dc:date>
    <meta:editing-duration>PT12S</meta:editing-duration>
    <meta:editing-cycles>1</meta:editing-cycles>
    <meta:generator>LibreOffice/24.2.3.2$Windows_X86_64 LibreOffice_project/433d9c2ded56988e8a90e6b2e771ee4e6a5ab2ba</meta:generator>
    <meta:document-statistic meta:table-count="0" meta:image-count="0" meta:object-count="0" meta:page-count="7" meta:paragraph-count="54" meta:word-count="1134" meta:character-count="8134" meta:non-whitespace-character-count="7048"/>
  </office:meta>
</office:document-meta>
</file>